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/>
      <style:text-properties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00616666666667cm"/>
    </style:style>
    <style:style style:name="co3" style:family="table-column">
      <style:table-column-properties fo:break-before="auto" style:column-width="4.2545cm"/>
    </style:style>
    <style:style style:name="co4" style:family="table-column">
      <style:table-column-properties fo:break-before="auto" style:column-width="20.8703333333333cm"/>
    </style:style>
    <style:style style:name="co5" style:family="table-column">
      <style:table-column-properties fo:break-before="auto" style:column-width="2.730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Classe:<text:s/><text:span text:style-name="T2">QRCodeReader</text:span>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office:value-type="string" table:style-name="ce4">
            <text:p>Método</text:p>
          </table:table-cell>
          <table:table-cell office:value-type="string" table:style-name="ce6">
            <text:p>readQRCode(File)</text:p>
          </table:table-cell>
          <table:table-cell table:style-name="ce9"/>
          <table:table-cell office:value-type="string" table:style-name="ce13">
            <text:p>Conclusão:</text:p>
          </table:table-cell>
          <table:table-cell table:number-columns-repeated="17" table:style-name="ce10"/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4">
            <text:p>CCM</text:p>
          </table:table-cell>
          <table:table-cell office:value-type="float" office:value="3" table:style-name="ce7">
            <text:p>3</text:p>
          </table:table-cell>
          <table:table-cell table:style-name="ce11"/>
          <table:table-cell table:style-name="ce1"/>
          <table:table-cell table:number-columns-repeated="17" table:style-name="ce12"/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4">
            <text:p>CND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6">
            <text:p>Pontos fortes: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4">
            <text:p>CDISP</text:p>
          </table:table-cell>
          <table:table-cell office:value-type="float" office:value="1" table:style-name="ce8">
            <text:p>1</text:p>
          </table:table-cell>
          <table:table-cell table:style-name="ce1"/>
          <table:table-cell table:style-name="ce14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5">
            <text:p>CINT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14">
            <text:p>Método curto, simples e de baixa complexidade.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5">
            <text:p>FDP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14">
            <text:p>Poucas dependências externas.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5">
            <text:p>HD</text:p>
          </table:table-cell>
          <table:table-cell office:value-type="float" office:value="6.1109999999999998" table:style-name="ce8">
            <text:p>6,111</text:p>
          </table:table-cell>
          <table:table-cell table:style-name="ce1"/>
          <table:table-cell office:value-type="string" table:style-name="ce14">
            <text:p>Boa manutenibilidade geral.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5">
            <text:p>HEF</text:p>
          </table:table-cell>
          <table:table-cell office:value-type="float" office:value="818.76530000000002" table:style-name="ce8">
            <text:p>818,765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HER</text:p>
          </table:table-cell>
          <table:table-cell office:value-type="float" office:value="2.92E-2" table:style-name="ce8">
            <text:p>0,0292</text:p>
          </table:table-cell>
          <table:table-cell table:style-name="ce1"/>
          <table:table-cell office:value-type="string" table:style-name="ce16">
            <text:p>Pontos a melhorar:</text:p>
          </table:table-cell>
          <table:table-cell table:number-columns-repeated="2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5">
            <text:p>HL</text:p>
          </table:table-cell>
          <table:table-cell office:value-type="float" office:value="31" table:style-name="ce8">
            <text:p>3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HVC</text:p>
          </table:table-cell>
          <table:table-cell office:value-type="float" office:value="20" table:style-name="ce8">
            <text:p>20</text:p>
          </table:table-cell>
          <table:table-cell table:style-name="ce1"/>
          <table:table-cell office:value-type="string" table:style-name="ce15">
            <text:p>Documentação inexistente<text:span text:style-name="T1">: incluir comentários explicativos ajudaria futuros desenvolvedores.</text:span>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5">
            <text:p>HVL</text:p>
          </table:table-cell>
          <table:table-cell office:value-type="float" office:value="133.97980000000001" table:style-name="ce8">
            <text:p>133,9798</text:p>
          </table:table-cell>
          <table:table-cell table:style-name="ce1"/>
          <table:table-cell office:value-type="string" table:style-name="ce15">
            <text:p>Dependência de atributos (NOAV=7)<text:span text:style-name="T1"><text:s/>pode indicar acoplamento — avaliar se parte da lógica deve ser delegada a outras classes.</text:span>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5">
            <text:p>LOC</text:p>
          </table:table-cell>
          <table:table-cell office:value-type="float" office:value="21" table:style-name="ce8">
            <text:p>21</text:p>
          </table:table-cell>
          <table:table-cell table:style-name="ce1"/>
          <table:table-cell office:value-type="string" table:style-name="ce15">
            <text:p>Interações (CINT=4)<text:span text:style-name="T1"><text:s/>e<text:s/></text:span>Fan-Down (FDP=2)<text:span text:style-name="T1"><text:s/>estão aceitáveis, mas convém monitorizar se crescerem com futuras alterações.</text:span>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5">
            <text:p>LAA</text:p>
          </table:table-cell>
          <table:table-cell office:value-type="float" office:value="0" table:style-name="ce8">
            <text:p>0</text:p>
          </table:table-cell>
          <table:table-cell table:style-name="ce1"/>
          <table:table-cell table:style-name="ce1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5">
            <text:p>LND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MMI</text:p>
          </table:table-cell>
          <table:table-cell office:value-type="float" office:value="56.099499999999999" table:style-name="ce8">
            <text:p>56,0995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MND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CC</text:p>
          </table:table-cell>
          <table:table-cell office:value-type="float" office:value="4" table:style-name="ce8">
            <text:p>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NOAV</text:p>
          </table:table-cell>
          <table:table-cell office:value-type="float" office:value="7" table:style-name="ce8">
            <text:p>7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NOL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5">
            <text:p>NOPM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João Miguel Correia</meta:initial-creator>
    <dc:creator>João Miguel Correia</dc:creator>
    <meta:creation-date>2025-10-30T21:02:58Z</meta:creation-date>
    <dc:date>2025-10-31T16:18:30Z</dc:date>
  </office:meta>
</office:document-meta>
</file>